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layfair display" svg:font-family="'Playfair displa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rsid="001d7ff8" officeooo:paragraph-rsid="001d7ff8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bold" officeooo:rsid="001d7ff8" officeooo:paragraph-rsid="001d7ff8" style:font-weight-asian="bold" style:font-weight-complex="bold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1ee93b" officeooo:paragraph-rsid="001ee93b" style:font-weight-asian="normal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Playfair display" fo:font-size="9.75pt" fo:letter-spacing="normal" fo:language="fr" fo:country="FR" fo:font-style="normal" fo:font-weight="bold" style:font-weight-asian="bold" style:font-weight-complex="bold"/>
    </style:style>
    <style:style style:name="P5" style:family="paragraph" style:parent-style-name="Standard" style:list-style-name="L1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paragraph-rsid="001c9542"/>
    </style:style>
    <style:style style:name="P6" style:family="paragraph" style:parent-style-name="Standard" style:list-style-name="L1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rsid="001c9542" officeooo:paragraph-rsid="001c9542"/>
    </style:style>
    <style:style style:name="P7" style:family="paragraph" style:parent-style-name="Standard" style:list-style-name="L1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rsid="001d7ff8" officeooo:paragraph-rsid="001d7ff8"/>
    </style:style>
    <style:style style:name="P8" style:family="paragraph" style:parent-style-name="Standard" style:list-style-name="L3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1d7ff8" officeooo:paragraph-rsid="001d7ff8" style:font-weight-asian="normal" style:font-weight-complex="normal"/>
    </style:style>
    <style:style style:name="P9" style:family="paragraph" style:parent-style-name="Standard" style:list-style-name="L3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1d7ff8" officeooo:paragraph-rsid="001ee93b" style:font-weight-asian="normal" style:font-weight-complex="normal"/>
    </style:style>
    <style:style style:name="P10" style:family="paragraph" style:parent-style-name="Standard" style:list-style-name="L2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269d6f" officeooo:paragraph-rsid="002420b7" style:font-weight-asian="normal" style:font-weight-complex="normal"/>
    </style:style>
    <style:style style:name="T1" style:family="text">
      <style:text-properties officeooo:rsid="001c9542"/>
    </style:style>
    <style:style style:name="T2" style:family="text">
      <style:text-properties officeooo:rsid="001ee93b"/>
    </style:style>
    <style:style style:name="T3" style:family="text">
      <style:text-properties officeooo:rsid="002420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crimination du contenu</text:p>
      <text:p text:style-name="P4"/>
      <text:list xml:id="list4106260700" text:style-name="L1">
        <text:list-item>
          <text:p text:style-name="P5"><text:span text:style-name="T1">Une</text:span> base de donnée<text:span text:style-name="T1">s pour les infos utilisateurs </text:span></text:p>
        </text:list-item>
        <text:list-item>
          <text:p text:style-name="P6">Envoyer les infos urgents vers la commune</text:p>
        </text:list-item>
        <text:list-item>
          <text:p text:style-name="P5"><text:span text:style-name="T1">L</text:span>e <text:span text:style-name="T1">GPS</text:span></text:p>
        </text:list-item>
        <text:list-item>
          <text:p text:style-name="P5"><text:span text:style-name="T1">F</text:span>ormulaire <text:span text:style-name="T1">pour rechercher</text:span></text:p>
        </text:list-item>
        <text:list-item>
          <text:p text:style-name="P5"><text:span text:style-name="T1">P</text:span>rofil <text:span text:style-name="T1">et enregistrement</text:span></text:p>
        </text:list-item>
        <text:list-item>
          <text:p text:style-name="P7">Infos sur randonner</text:p>
        </text:list-item>
      </text:list>
      <text:p text:style-name="P1"/>
      <text:p text:style-name="P2">Architecturer les informations</text:p>
      <text:p text:style-name="P2"/>
      <text:p text:style-name="P3">Bar de Navigation // <text:span text:style-name="T3">Liste des pages</text:span></text:p>
      <text:list xml:id="list3732898421" text:style-name="L2">
        <text:list-item>
          <text:p text:style-name="P10">Accueil</text:p>
        </text:list-item>
      </text:list>
      <text:list xml:id="list1397581061" text:style-name="L3">
        <text:list-item>
          <text:p text:style-name="P8">GPS</text:p>
        </text:list-item>
        <text:list-item>
          <text:p text:style-name="P8">Cartes (chercher, <text:span text:style-name="T2">recommandations</text:span>)</text:p>
        </text:list-item>
        <text:list-item>
          <text:p text:style-name="P8">Télécharger l'appli</text:p>
        </text:list-item>
        <text:list-item>
          <text:p text:style-name="P8">Nous contacter</text:p>
        </text:list-item>
        <text:list-item>
          <text:p text:style-name="P9"><text:span text:style-name="T2">F</text:span>aire une connexion </text:p>
        </text:list-item>
        <text:list-item>
          <text:p text:style-name="P9"><text:span text:style-name="T2">D</text:span>éclaration de mi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layfair display" svg:font-family="'Playfair displa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6:32:54.571708141</meta:creation-date>
    <dc:date>2019-11-13T16:44:09.089385022</dc:date>
    <meta:editing-duration>PT6M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7" meta:character-count="387" meta:non-whitespace-character-count="347"/>
  </office:meta>
</office:document-meta>
</file>